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213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6.07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ff3333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ext-properties fo:color="#ff3333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7" table:default-cell-style-name="Excel_20_Built-in_20_Normal"/>
        <table:table-column table:style-name="co7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&lt;html lang="Default"&gt; w3c error</text:p>
          </table:table-cell>
          <table:table-cell office:value-type="string">
            <text:p>la valeur « default » n'est pas valide</text:p>
          </table:table-cell>
          <table:table-cell table:style-name="ce4" office:value-type="string">
            <text:p>bien rentre la langue adéquate </text:p>
          </table:table-cell>
          <table:table-cell table:style-name="ce6" office:value-type="string">
            <text:p>&lt;html lang="fr"&gt;</text:p>
          </table:table-cell>
          <table:table-cell office:value-type="string">
            <text:p><text:a xlink:href="https://validator.w3.org/">https://validator.w3.org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Max-device-width <text:s/>w3c error</text:p>
          </table:table-cell>
          <table:table-cell table:style-name="ce4" office:value-type="string">
            <text:p>Max-device-width <text:s/>n'est pas validé w3c</text:p>
          </table:table-cell>
          <table:table-cell office:value-type="string">
            <text:p>rectification par max-width</text:p>
          </table:table-cell>
          <table:table-cell table:style-name="ce5" office:value-type="string">
            <text:p>Max-width</text:p>
          </table:table-cell>
          <table:table-cell office:value-type="string">
            <text:p><text:a xlink:href="https://jigsaw.w3.org/css-validator/">https://jigsaw.w3.org/css-validator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padding-left: custom(safe-area-inset-left);</text:p>
          </table:table-cell>
          <table:table-cell office:value-type="string">
            <text:p>custom variable incorrect </text:p>
          </table:table-cell>
          <table:table-cell office:value-type="string">
            <text:p>Recherché la bonne variable associé</text:p>
          </table:table-cell>
          <table:table-cell table:style-name="ce5" office:value-type="string">
            <text:p>Variable env ajouté</text:p>
          </table:table-cell>
          <table:table-cell office:value-type="string">
            <text:p><text:a xlink:href="https://developer.mozilla.org/fr/docs/Web/CSS/env">https://developer.mozilla.org/fr/docs/Web/CSS/env</text:a>()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title&gt;.&lt;/title&gt; </text:p>
          </table:table-cell>
          <table:table-cell office:value-type="string">
            <text:p>Titre inexistant donc SEO pas opti</text:p>
          </table:table-cell>
          <table:table-cell office:value-type="string">
            <text:p>ajout d'un titre</text:p>
          </table:table-cell>
          <table:table-cell table:style-name="ce5" office:value-type="string">
            <text:p>&lt;title&gt;Acceuil - La chouette agence&lt;/title&gt;</text:p>
          </table:table-cell>
          <table:table-cell office:value-type="string">
            <text:p><text:a xlink:href="https://digitad.ca/titre-seo/">https://digitad.ca/titre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description"&gt; inéxistant</text:p>
          </table:table-cell>
          <table:table-cell office:value-type="string">
            <text:p>sans description le SEO n'est pas complet</text:p>
          </table:table-cell>
          <table:table-cell office:value-type="string">
            <text:p>ajout d'une description pour référencement</text:p>
          </table:table-cell>
          <table:table-cell table:style-name="ce5" office:value-type="string">
            <text:p>avoir une descrition complete du site en max 160car</text:p>
          </table:table-cell>
          <table:table-cell office:value-type="string">
            <text:p><text:a xlink:href="https://www.wearethewords.com/conseils-seo-meta-description/">https://www.wearethewords.com/conseils-seo-meta-description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keywords"&gt; inéxistant</text:p>
          </table:table-cell>
          <table:table-cell office:value-type="string">
            <text:p>meta "keywords", mot clef pour SEO</text:p>
          </table:table-cell>
          <table:table-cell office:value-type="string">
            <text:p>bien choisir ses mot clefs en rapport</text:p>
          </table:table-cell>
          <table:table-cell table:style-name="ce5" office:value-type="string">
            <text:p>utilisé des mot clef efficaces et souvent utilisé</text:p>
          </table:table-cell>
          <table:table-cell office:value-type="string">
            <text:p><text:a xlink:href="https://optimiz.me/la-balise-meta-keywords/">https://optimiz.me/la-balise-meta-keywords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&lt;meta name="keywords"&gt; line 248</text:p>
          </table:table-cell>
          <table:table-cell office:value-type="string">
            <text:p>ligne meta key en plein mileu de la page</text:p>
          </table:table-cell>
          <table:table-cell office:value-type="string">
            <text:p>faire attention a ne pas placer ses balises meta dans le body mais bien dans head</text:p>
          </table:table-cell>
          <table:table-cell table:style-name="ce5" office:value-type="string">
            <text:p>Suppression de la ligne en question</text:p>
          </table:table-cell>
          <table:table-cell office:value-type="string">
            <text:p><text:a xlink:href="https://optimiz.me/la-balise-meta-keywords/">https://optimiz.me/la-balise-meta-keywords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meta name="title"</text:p>
          </table:table-cell>
          <table:table-cell office:value-type="string">
            <text:p>&lt;meta name="title" non existant</text:p>
          </table:table-cell>
          <table:table-cell office:value-type="string">
            <text:p>ajouté un titre meta</text:p>
          </table:table-cell>
          <table:table-cell table:style-name="ce5" office:value-type="string">
            <text:p>&lt;meta name="title"</text:p>
          </table:table-cell>
          <table:table-cell office:value-type="string">
            <text:p><text:a xlink:href="https://www.referenseo.com/guide-seo/balise-title/">https://www.referenseo.com/guide-seo/balise-title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&lt;link rel="canonical"</text:p>
          </table:table-cell>
          <table:table-cell office:value-type="string">
            <text:p>&lt;link rel="canonical" NON EXISTANT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&lt;div class="keywords" line 42</text:p>
          </table:table-cell>
          <table:table-cell office:value-type="string">
            <text:p>keyword mal utilisé</text:p>
          </table:table-cell>
          <table:table-cell office:value-type="string">
            <text:p>utiliser keyword dans le head et correctement avec meta</text:p>
          </table:table-cell>
          <table:table-cell table:style-name="ce5" office:value-type="string">
            <text:p>Suppression de la ligne en question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emps de chargement des images lent</text:p>
          </table:table-cell>
          <table:table-cell office:value-type="string">
            <text:p>les images sont trop grosses et ralentisse le site</text:p>
          </table:table-cell>
          <table:table-cell office:value-type="string">
            <text:p>optimiser les img du site</text:p>
          </table:table-cell>
          <table:table-cell table:style-name="ce5" office:value-type="string">
            <text:p>convertire les img</text:p>
          </table:table-cell>
          <table:table-cell office:value-type="string">
            <text:p>https://image.online-convert.com/fr/convertir-en-webp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lité</text:p>
          </table:table-cell>
          <table:table-cell table:style-name="ce3" office:value-type="string">
            <text:p>font-size: 11px; trop bas pour smartphone</text:p>
          </table:table-cell>
          <table:table-cell table:style-name="ce3" office:value-type="string">
            <text:p>une fontsize trop basse limite le visibilité </text:p>
          </table:table-cell>
          <table:table-cell table:style-name="ce3" office:value-type="string">
            <text:p>utiliser une font size assez grande </text:p>
          </table:table-cell>
          <table:table-cell table:style-name="ce7" office:value-type="string">
            <text:p>font-size: 12px; dans le CSS LIGNE 680</text:p>
          </table:table-cell>
          <table:table-cell table:style-name="ce3" office:value-type="string">
            <text:p><text:a xlink:href="https://jigsaw.w3.org/css-validator/">https://jigsaw.w3.org/css-validator/</text:a></text:p>
          </table:table-cell>
          <table:table-cell table:number-columns-repeated="1018"/>
        </table:table-row>
        <table:table-row table:style-name="ro1">
          <table:table-cell office:value-type="string">
            <text:p>accessiblité</text:p>
          </table:table-cell>
          <table:table-cell office:value-type="string">
            <text:p>Font-size : 12px deleted</text:p>
          </table:table-cell>
          <table:table-cell table:style-name="ce3" office:value-type="string">
            <text:p><text:span text:style-name="T1">Font-size: forcait la size et causait probleme</text:span></text:p>
          </table:table-cell>
          <table:table-cell office:value-type="string">
            <text:p>suppression de la ligne pour contré la restrictions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SEO accessiblité</text:p>
          </table:table-cell>
          <table:table-cell office:value-type="string">
            <text:p>Citation en image </text:p>
          </table:table-cell>
          <table:table-cell office:value-type="string">
            <text:p>Citation en image pose probleme pour le seo</text:p>
          </table:table-cell>
          <table:table-cell office:value-type="string">
            <text:p>ecriture du text et non ajout d'une image </text:p>
          </table:table-cell>
          <table:table-cell office:value-type="string">
            <text:p>&lt;p&gt; au lieu de &lt;img&gt;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7/06/2021</text:date>, <text:time>15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5:40:16.30</dc:date>
    <meta:generator>OpenOffice/4.1.10$Win32 OpenOffice.org_project/4110m2$Build-9807</meta:generator>
    <meta:editing-duration>PT36M59S</meta:editing-duration>
    <meta:editing-cycles>3</meta:editing-cycles>
    <meta:document-statistic meta:table-count="1" meta:cell-count="84" meta:object-count="0"/>
  </office:meta>
</office:document-meta>
</file>